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eFileObject.fileDeleted( final FileChang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eFileObject.doGetLastModifi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ileObject.attachChild( final FileName baseName , final File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eFileObject.doListChildr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legateFileObject.doGetCertif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ileObject.setFile( final FileObject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gateFileObject.doSetAttribute( final String atttrName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ileObject.doGetOutputStream( boolean b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ileObject.doIsHidd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eFileObject.doIsWrite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eFileObject.do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ileObject.doGetConte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ileObject.do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ileObject.fileChanged( FileChang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eFileObject.fileCreated( final FileChang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eFileObject.refre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eFileObject.getDelega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ileObject.doIsRead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eFileObject.maybeTypeChanged( final FileType old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eFileObject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eFileObject.doRename( FileObject new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ileObject.doGet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legateFileObject.doGetRandomAccessContent(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ileObject.doSetLastModTime( final long mo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eFileObject.do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eFileObject.doRemoveAttribute( final String at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FileObject.DelegateFileObject( final FileName name , final AbstractFileSystem fileSystem , final FileObject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eFileObject.doCreat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eFileObject.do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